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9.49cm"/>
    </style:style>
    <style:style style:name="co4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>
            <text:p>Agence Coqueliko</text:p>
          </table:table-cell>
          <table:table-cell office:value-type="string">
            <text:p>ZA Pégase, 1 Rue Fulgence Bienvenue, 22300 Lannion </text:p>
          </table:table-cell>
          <table:table-cell/>
        </table:table-row>
        <table:table-row table:style-name="ro2">
          <table:table-cell office:value-type="string">
            <text:p>Equodesign</text:p>
          </table:table-cell>
          <table:table-cell office:value-type="string">
            <text:p>Le Switch / Espace de Coworking, 4 Rue Andrée Marie Ampère, 22300 Lannion </text:p>
          </table:table-cell>
          <table:table-cell/>
        </table:table-row>
        <table:table-row table:style-name="ro2">
          <table:table-cell office:value-type="string">
            <text:p>Skill Design</text:p>
          </table:table-cell>
          <table:table-cell office:value-type="string">
            <text:p>Espace Ampère, 4 Rue Andrée Marie Ampère Bâtiment B, 22300 Lannion </text:p>
          </table:table-cell>
          <table:table-cell/>
        </table:table-row>
        <table:table-row table:style-name="ro1">
          <table:table-cell office:value-type="string">
            <text:p>BSC Concept</text:p>
          </table:table-cell>
          <table:table-cell office:value-type="string">
            <text:p>15 Rue Fulgence Bienvenue, 22300 Lannion </text:p>
          </table:table-cell>
          <table:table-cell/>
        </table:table-row>
        <table:table-row table:style-name="ro1">
          <table:table-cell office:value-type="string">
            <text:p>Com.Performances</text:p>
          </table:table-cell>
          <table:table-cell office:value-type="string">
            <text:p>56 Rue de Tréguier, 22300 Lannion </text:p>
          </table:table-cell>
          <table:table-cell office:value-type="string">
            <text:p>Marketing</text:p>
          </table:table-cell>
        </table:table-row>
        <table:table-row table:style-name="ro1">
          <table:table-cell table:style-name="Default" office:value-type="string">
            <text:p>OACOM</text:p>
          </table:table-cell>
          <table:table-cell table:style-name="ce3" office:value-type="string">
            <text:p>36bis Rue de l'Hôtel de ville, 22140 Bégard </text:p>
          </table:table-cell>
          <table:table-cell table:style-name="Default"/>
        </table:table-row>
        <table:table-row table:style-name="ro1">
          <table:table-cell table:style-name="Default" office:value-type="string">
            <text:p>Des Ronds Dans L'Eau</text:p>
          </table:table-cell>
          <table:table-cell table:style-name="ce3" office:value-type="string">
            <text:p>48 Rue du Port Favigo, 22000 Saint-Brieuc 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0">30/08/2022</text:date>, <text:time>11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49S</meta:editing-duration>
    <meta:editing-cycles>4</meta:editing-cycles>
    <meta:generator>OpenOffice/4.1.12$Win32 OpenOffice.org_project/4112m1$Build-9809</meta:generator>
    <dc:date>2022-08-30T11:57:23.43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